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roman"/>
    <style:font-face style:name="Aptos" svg:font-family="Aptos"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color="#FF0000"/>
    </style:style>
    <style:style style:name="P3" style:parent-style-name="Standard" style:family="paragraph">
      <style:text-properties fo:color="#FF0000"/>
    </style:style>
    <style:style style:name="T4" style:parent-style-name="DefaultParagraphFont" style:family="text">
      <style:text-properties fo:color="#FF0000"/>
    </style:style>
    <style:style style:name="T5" style:parent-style-name="DefaultParagraphFont" style:family="text">
      <style:text-properties fo:color="#FF0000" fo:language="en" fo:country="US"/>
    </style:style>
    <style:style style:name="P6" style:parent-style-name="Standard" style:family="paragraph">
      <style:paragraph-properties fo:margin-left="0.25in">
        <style:tab-stops/>
      </style:paragraph-propertie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font-style="italic" style:font-style-asian="italic" style:font-style-complex="italic" fo:language="en" fo:country="US"/>
    </style:style>
    <style:style style:name="T10" style:parent-style-name="DefaultParagraphFont" style:family="text">
      <style:text-properties fo:language="en" fo:country="US"/>
    </style:style>
    <style:style style:name="P11" style:parent-style-name="Standard" style:list-style-name="LFO1" style:family="paragraph">
      <style:paragraph-properties fo:margin-left="0.75in">
        <style:tab-stops>
          <style:tab-stop style:type="left" style:position="0in"/>
        </style:tab-stops>
      </style:paragraph-properties>
    </style:style>
    <style:style style:name="T12" style:parent-style-name="DefaultParagraphFont" style:family="text">
      <style:text-properties fo:font-weight="bold" style:font-weight-asian="bold" style:font-weight-complex="bold" fo:language="es" fo:country="ES"/>
    </style:style>
    <style:style style:name="P13" style:parent-style-name="Standard" style:family="paragraph">
      <style:paragraph-properties fo:margin-left="0.25in">
        <style:tab-stops/>
      </style:paragraph-properties>
      <style:text-properties fo:language="en" fo:country="US"/>
    </style:style>
    <style:style style:name="P14" style:parent-style-name="Standard" style:family="paragraph">
      <style:paragraph-properties fo:margin-left="0.25in">
        <style:tab-stops/>
      </style:paragraph-properties>
      <style:text-properties fo:language="es" fo:country="ES"/>
    </style:style>
    <style:style style:name="P15" style:parent-style-name="Standard" style:family="paragraph">
      <style:paragraph-properties fo:margin-left="0.25in">
        <style:tab-stops/>
      </style:paragraph-properties>
      <style:text-properties fo:language="en" fo:country="US"/>
    </style:style>
    <style:style style:name="P16" style:parent-style-name="Standard" style:list-style-name="LFO1" style:family="paragraph">
      <style:paragraph-properties fo:margin-left="0.75in">
        <style:tab-stops>
          <style:tab-stop style:type="left" style:position="0in"/>
        </style:tab-stops>
      </style:paragraph-properties>
    </style:style>
    <style:style style:name="T17" style:parent-style-name="DefaultParagraphFont" style:family="text">
      <style:text-properties fo:font-weight="bold" style:font-weight-asian="bold" style:font-weight-complex="bold"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P20" style:parent-style-name="Standard" style:family="paragraph">
      <style:paragraph-properties fo:margin-left="0.25in">
        <style:tab-stops/>
      </style:paragraph-properties>
      <style:text-properties fo:language="en" fo:country="US"/>
    </style:style>
    <style:style style:name="P21" style:parent-style-name="Standard" style:family="paragraph">
      <style:paragraph-properties fo:margin-left="0.25in">
        <style:tab-stops/>
      </style:paragraph-properties>
      <style:text-properties fo:language="en" fo:country="US"/>
    </style:style>
    <style:style style:name="P22" style:parent-style-name="Standard" style:family="paragraph">
      <style:paragraph-properties fo:margin-left="0.25in">
        <style:tab-stops/>
      </style:paragraph-properties>
      <style:text-properties fo:language="es" fo:country="ES"/>
    </style:style>
    <style:style style:name="P23" style:parent-style-name="Standard" style:list-style-name="LFO2" style:family="paragraph">
      <style:paragraph-properties fo:margin-left="0.75in">
        <style:tab-stops>
          <style:tab-stop style:type="left" style:position="0in"/>
        </style:tab-stops>
      </style:paragraph-properties>
    </style:style>
    <style:style style:name="T24" style:parent-style-name="DefaultParagraphFont" style:family="text">
      <style:text-properties fo:font-weight="bold" style:font-weight-asian="bold" style:font-weight-complex="bold" fo:language="en" fo:country="US"/>
    </style:style>
    <style:style style:name="T25" style:parent-style-name="DefaultParagraphFont" style:family="text">
      <style:text-properties fo:language="en" fo:country="US"/>
    </style:style>
    <style:style style:name="P26" style:parent-style-name="Standard" style:list-style-name="LFO2" style:family="paragraph">
      <style:paragraph-properties fo:margin-left="0.75in">
        <style:tab-stops>
          <style:tab-stop style:type="left" style:position="0in"/>
        </style:tab-stops>
      </style:paragraph-properties>
    </style:style>
    <style:style style:name="T27" style:parent-style-name="DefaultParagraphFont" style:family="text">
      <style:text-properties fo:font-weight="bold" style:font-weight-asian="bold" style:font-weight-complex="bold" fo:language="en" fo:country="US"/>
    </style:style>
    <style:style style:name="T28" style:parent-style-name="DefaultParagraphFont" style:family="text">
      <style:text-properties fo:language="en" fo:country="US"/>
    </style:style>
    <style:style style:name="P29" style:parent-style-name="Standard" style:family="paragraph">
      <style:paragraph-properties fo:margin-left="0.25in">
        <style:tab-stops/>
      </style:paragraph-properties>
      <style:text-properties fo:language="en" fo:country="US"/>
    </style:style>
    <style:style style:name="P30" style:parent-style-name="Standard" style:family="paragraph">
      <style:paragraph-properties fo:margin-left="0.25in">
        <style:tab-stops/>
      </style:paragraph-properties>
      <style:text-properties fo:language="en" fo:country="US"/>
    </style:style>
    <style:style style:name="P31" style:parent-style-name="Standard" style:family="paragraph">
      <style:paragraph-properties fo:margin-left="0.25in">
        <style:tab-stops/>
      </style:paragraph-properties>
      <style:text-properties fo:language="en" fo:country="US"/>
    </style:style>
    <style:style style:name="P32" style:parent-style-name="Standard" style:family="paragraph">
      <style:text-properties fo:color="#FF0000" fo:language="en" fo:country="US"/>
    </style:style>
    <style:style style:name="P33" style:parent-style-name="Standard" style:family="paragraph">
      <style:text-properties fo:color="#FF0000" fo:language="en" fo:country="US"/>
    </style:style>
    <style:style style:name="P34" style:parent-style-name="Standard" style:family="paragraph">
      <style:text-properties fo:color="#FF0000" fo:language="en" fo:country="US"/>
    </style:style>
    <style:style style:name="P35" style:parent-style-name="Standard" style:family="paragraph">
      <style:paragraph-properties fo:text-indent="0.4923in"/>
      <style:text-properties fo:color="#FF0000" fo:language="en" fo:country="US"/>
    </style:style>
    <style:style style:name="P36" style:parent-style-name="Standard" style:family="paragraph">
      <style:text-properties fo:color="#FF0000" fo:language="en" fo:country="US"/>
    </style:style>
    <style:style style:name="P37" style:parent-style-name="Standard" style:family="paragraph">
      <style:text-properties fo:color="#FF0000" fo:language="en" fo:country="US"/>
    </style:style>
    <style:style style:name="P38" style:parent-style-name="Standard" style:family="paragraph">
      <style:text-properties fo:color="#FF0000" fo:language="en" fo:country="US"/>
    </style:style>
    <style:style style:name="P39" style:parent-style-name="Standard" style:family="paragraph">
      <style:paragraph-properties fo:text-indent="0.4923in"/>
      <style:text-properties fo:color="#FF0000" fo:language="en" fo:country="US"/>
    </style:style>
    <style:style style:name="P40" style:parent-style-name="Standard" style:family="paragraph">
      <style:text-properties fo:color="#FF0000" fo:language="en" fo:country="US"/>
    </style:style>
    <style:style style:name="T41" style:parent-style-name="DefaultParagraphFont" style:family="text">
      <style:text-properties fo:language="en" fo:country="US"/>
    </style:style>
    <style:style style:name="T42" style:parent-style-name="DefaultParagraphFont" style:family="text">
      <style:text-properties fo:font-style="italic" style:font-style-asian="italic" style:font-style-complex="italic"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font-style="italic" style:font-style-asian="italic" style:font-style-complex="italic"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style:text-position="sub 66.6%"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style:text-position="sub 66.6%" fo:language="en" fo:country="US"/>
    </style:style>
    <style:style style:name="T52" style:parent-style-name="DefaultParagraphFont" style:family="text">
      <style:text-properties fo:language="en" fo:country="US"/>
    </style:style>
    <style:style style:name="T53" style:parent-style-name="DefaultParagraphFont" style:family="text">
      <style:text-properties style:text-position="sub 66.6%"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style:text-position="sub 66.6%" fo:language="en" fo:country="US"/>
    </style:style>
    <style:style style:name="T57" style:parent-style-name="DefaultParagraphFont" style:family="text">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color="#FF0000" fo:language="en" fo:country="US"/>
    </style:style>
    <style:style style:name="P60" style:parent-style-name="Standard" style:family="paragraph">
      <style:text-properties fo:language="en" fo:country="US"/>
    </style:style>
    <style:style style:name="T61" style:parent-style-name="DefaultParagraphFont" style:family="text">
      <style:text-properties fo:font-weight="bold" style:font-weight-asian="bold" style:font-weight-complex="bold" fo:language="es" fo:country="ES"/>
    </style:style>
    <style:style style:name="P62" style:parent-style-name="Standard" style:list-style-name="LFO3" style:family="paragraph">
      <style:text-properties fo:language="en" fo:country="US"/>
    </style:style>
    <style:style style:name="P63" style:parent-style-name="Standard" style:list-style-name="LFO3"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P66" style:parent-style-name="Standard" style:family="paragraph">
      <style:text-properties fo:language="es" fo:country="ES"/>
    </style:style>
    <style:style style:name="P67" style:parent-style-name="Standard" style:family="paragraph">
      <style:text-properties fo:language="es" fo:country="ES"/>
    </style:style>
    <style:style style:name="P68" style:parent-style-name="Standard" style:list-style-name="LFO3" style:family="paragraph">
      <style:text-properties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list-style-name="LFO4" style:family="paragraph">
      <style:text-properties fo:color="#FF0000" fo:language="es" fo:country="ES"/>
    </style:style>
    <style:style style:name="P72" style:parent-style-name="Standard" style:list-style-name="LFO4" style:family="paragraph">
      <style:text-properties fo:language="es" fo:country="ES"/>
    </style:style>
  </office:automatic-styles>
  <office:body>
    <office:text text:use-soft-page-breaks="true">
      <text:p text:style-name="P1">Questions:</text:p>
      <text:p text:style-name="Standard"/>
      <text:p text:style-name="P2">- Who invented complex numbers?</text:p>
      <text:p text:style-name="Standard"/>
      <text:p text:style-name="P3">- What was the original intention (what problem were they supposed to solve)?</text:p>
      <text:p text:style-name="Standard"/>
      <text:p text:style-name="Standard"><text:span text:style-name="T4">-<text:s/></text:span><text:span text:style-name="T5">If i choose rectangular aspect ratios, would the formula for the mapping still work?</text:span></text:p>
      <text:p text:style-name="P6"><text:span text:style-name="T7">Yes—the same<text:s/></text:span><text:span text:style-name="T8">formulas still map pixels into your chosen complex‐plane rectangle, no matter the shape of the window. What changes is<text:s/></text:span><text:span text:style-name="T9">what</text:span><text:span text:style-name="T10"><text:s/>you pick for x_min…x_max and y_min…y_max if you want no distortion:</text:span></text:p>
      <text:list text:style-name="LFO1" text:continue-numbering="true">
        <text:list-item>
          <text:p text:style-name="P11"><text:span text:style-name="T12">Formula stays</text:span></text:p>
        </text:list-item>
      </text:list>
      <text:p text:style-name="P13">Re = x_min + x/(width−1)*(x_max−x_min)</text:p>
      <text:p text:style-name="P14">Im = y_min + y/(height−1)*(y_max−y_min)</text:p>
      <text:p text:style-name="P15">always correctly spans your pixel grid.</text:p>
      <text:list text:style-name="LFO1" text:continue-numbering="true">
        <text:list-item>
          <text:p text:style-name="P16"><text:span text:style-name="T17">Avoiding stretch</text:span><text:span text:style-name="T18"><text:line-break/></text:span><text:span text:style-name="T19">If your window isn’t square, make sure</text:span></text:p>
        </text:list-item>
      </text:list>
      <text:p text:style-name="P20">(x_max−x_min)/(y_max−y_min) = width/height</text:p>
      <text:p text:style-name="P21">so one unit in Re equals one unit in Im on screen. Otherwise the fractal will look stretched.</text:p>
      <text:p text:style-name="P22">You can either:</text:p>
      <text:list text:style-name="LFO2" text:continue-numbering="true">
        <text:list-item>
          <text:p text:style-name="P23"><text:span text:style-name="T24">Fix both spans</text:span><text:span text:style-name="T25"><text:s/>to that ratio up front, or</text:span></text:p>
        </text:list-item>
        <text:list-item>
          <text:p text:style-name="P26"><text:span text:style-name="T27">Fix one span</text:span><text:span text:style-name="T28"><text:s/>(say the real span) and compute the other span as</text:span></text:p>
        </text:list-item>
      </text:list>
      <text:p text:style-name="P29">imag_span = real_span * height/width</text:p>
      <text:p text:style-name="P30">Either way, your mapping code stays exactly the same.</text:p>
      <text:p text:style-name="P31"/>
      <text:p text:style-name="P32">- Do these formulas avoid<text:s/>distortion regardless the aspect ratio i choose for the window?<text:s/></text:p>
      <text:p text:style-name="P33">double map_x(int x, int width, double x_min, double x_max)</text:p>
      <text:p text:style-name="P34">{<text:s/></text:p>
      <text:p text:style-name="P35">return (x_min + (double)x / (width - 1) * (x_max - x_min));<text:s/></text:p>
      <text:p text:style-name="P36">}<text:s/></text:p>
      <text:p text:style-name="P37">double map_y(int y, int height, double y_min, double y_max)<text:s/></text:p>
      <text:p text:style-name="P38">{<text:s/></text:p>
      <text:p text:style-name="P39">return (y_min + (double)y / (height - 1) * (y_max - y_min));</text:p>
      <text:p text:style-name="P40">}</text:p>
      <text:p text:style-name="Standard"><text:span text:style-name="T41">The two formulas themselves just linearly map pixels to your chosen complex‐plane rectangle—they’ll work for<text:s/></text:span><text:span text:style-name="T42">any</text:span><text:span text:style-name="T43"><text:s/>window size.</text:span></text:p>
      <text:p text:style-name="Standard"><text:span text:style-name="T44">Whether the image looks distorted is entirely down to<text:s/></text:span><text:span text:style-name="T45">which</text:span><text:span text:style-name="T46"><text:s/>bounds you pick. To avoid distortion, you must ensure:</text:span></text:p>
      <text:p text:style-name="Standard"><text:span text:style-name="T47">(x</text:span><text:span text:style-name="T48">max</text:span><text:span text:style-name="T49">−</text:span><text:span text:style-name="T50">x</text:span><text:span text:style-name="T51">min</text:span><text:span text:style-name="T52">)/(y</text:span><text:span text:style-name="T53">max</text:span><text:span text:style-name="T54">−</text:span><text:span text:style-name="T55">y</text:span><text:span text:style-name="T56">min</text:span><text:span text:style-name="T57">)  =  width/height<text:s/></text:span></text:p>
      <text:p text:style-name="P58">If that holds, one unit in Re and one unit in Im both span the same number of pixels, so your fractal won’t stretch or squash. Otherwise you’ll see distortion even though the mapping is “correct.”</text:p>
      <text:p text:style-name="P59">so should i include another function to ensure non-distortion or can i include the formula within the mapping functions</text:p>
      <text:p text:style-name="P60">Keep your map_x/map_y pure—just linear interpolators. Handle aspect‐ratio in your setup, not inside those functions.</text:p>
      <text:p text:style-name="Standard"><text:span text:style-name="T61">How:</text:span></text:p>
      <text:list text:style-name="LFO3" text:continue-numbering="true">
        <text:list-item>
          <text:p text:style-name="P62">Pick one span (say x_min…x_max).</text:p>
        </text:list-item>
        <text:list-item>
          <text:p text:style-name="P63">Compute the other so the ratio matches:</text:p>
        </text:list-item>
      </text:list>
      <text:p text:style-name="P64">double real_span = x_max - x_min;</text:p>
      <text:p text:style-name="P65">double imag_span = real_span * height / width;</text:p>
      <text:p text:style-name="P66">y_min = -imag_span/2;</text:p>
      <text:p text:style-name="P67">y_max = +imag_span/2;</text:p>
      <text:list text:style-name="LFO3" text:continue-numbering="true">
        <text:list-item>
          <text:p text:style-name="P68">Then call your unchanged map_x and<text:s/>map_y.</text:p>
        </text:list-item>
      </text:list>
      <text:soft-page-break/>
      <text:p text:style-name="P69">No extra per-pixel math is needed, and your mapping stays clean and fast.</text:p>
      <text:p text:style-name="P70"/>
      <text:list text:style-name="LFO4" text:continue-numbering="true">
        <text:list-item>
          <text:p text:style-name="P71">Diego: he elegido unas dimensiones fijas para la ventana 1280x1280.</text:p>
        </text:list-item>
        <text:list-item>
          <text:p text:style-name="P72"/>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roman"/>
    <style:font-face style:name="Aptos" svg:font-family="Apto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4LVL1" style:family="text">
      <style:text-properties style:font-name="Liberation Serif" style:font-name-asian="DejaVu Sans"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 RubberDuck</dc:creator>
    <meta:creation-date>2025-05-21T15:30:00Z</meta:creation-date>
    <dc:date>2025-05-24T16:39:00Z</dc:date>
    <meta:template xlink:href="Normal.dotm" xlink:type="simple"/>
    <meta:editing-cycles>8</meta:editing-cycles>
    <meta:editing-duration>PT420S</meta:editing-duration>
    <meta:document-statistic meta:page-count="2" meta:paragraph-count="4" meta:word-count="370" meta:character-count="2401" meta:row-count="16" meta:non-whitespace-character-count="2035"/>
  </office:meta>
</office:document-meta>
</file>